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st catProCard = document.createElement("div");</text:p>
      <text:p text:style-name="Standard"><text:s text:c="2"/>catProCard.classList.add("catalogo-product-card");</text:p>
      <text:p text:style-name="Standard"/>
      <text:p text:style-name="Standard"><text:s text:c="2"/>const imgCat = document.createElement("img");</text:p>
      <text:p text:style-name="Standard"><text:s text:c="2"/>imgCat.classList.add('catalogo-product-card-img');</text:p>
      <text:p text:style-name="Standard"><text:s text:c="2"/>imgCat.src = `${nuevoProducto[0][7][0]}`;</text:p>
      <text:p text:style-name="Standard"><text:s text:c="2"/>catProCard.appendChild(imgCat);</text:p>
      <text:p text:style-name="Standard"/>
      <text:p text:style-name="Standard"><text:s text:c="2"/>const catalogoProductInfo = document.createElement("div");</text:p>
      <text:p text:style-name="Standard"><text:s text:c="2"/>catalogoProductInfo.classList.add("catalogo-product-info");</text:p>
      <text:p text:style-name="Standard"/>
      <text:p text:style-name="Standard"><text:s text:c="2"/>const divCatalogoDiv = document.createElement('div');</text:p>
      <text:p text:style-name="Standard"><text:s text:c="2"/>divCatalogoDiv.classList.add('catalogo-div-info-div');</text:p>
      <text:p text:style-name="Standard"/>
      <text:p text:style-name="Standard"><text:s text:c="2"/>const firstPInfo = document.createElement("p");</text:p>
      <text:p text:style-name="Standard"><text:s text:c="2"/>firstPInfo.textContent = `Código ${nuevoProducto[0][1]}`.toUpperCase();</text:p>
      <text:p text:style-name="Standard"><text:s text:c="2"/>divCatalogoDiv.appendChild(firstPInfo);</text:p>
      <text:p text:style-name="Standard"/>
      <text:p text:style-name="Standard"><text:s text:c="2"/>const secondPInfo = document.createElement("p");</text:p>
      <text:p text:style-name="Standard"><text:s text:c="2"/>secondPInfo.textContent = `${nuevoProducto[0][2]}`;</text:p>
      <text:p text:style-name="Standard"><text:s text:c="2"/>divCatalogoDiv.appendChild(secondPInfo);</text:p>
      <text:p text:style-name="Standard"/>
      <text:p text:style-name="Standard"><text:s text:c="2"/>const thirdPInfo = document.createElement("p");</text:p>
      <text:p text:style-name="Standard"><text:s text:c="2"/>thirdPInfo.textContent = `$ ${nuevoProducto[0][8]}`;</text:p>
      <text:p text:style-name="Standard"><text:s text:c="2"/>divCatalogoDiv.appendChild(thirdPInfo);</text:p>
      <text:p text:style-name="Standard"/>
      <text:p text:style-name="Standard"><text:s text:c="2"/>catalogoProductInfo.appendChild(divCatalogoDiv);</text:p>
      <text:p text:style-name="Standard"/>
      <text:p text:style-name="Standard"><text:s text:c="2"/>const catalogoFigureCart = document.createElement('figure');</text:p>
      <text:p text:style-name="Standard"><text:s text:c="2"/>catalogoFigureCart.classList.add('catalogo-cart-icon');</text:p>
      <text:p text:style-name="Standard"/>
      <text:p text:style-name="Standard"><text:s text:c="2"/>const imagenCart = document.createElement('img');</text:p>
      <text:p text:style-name="Standard"><text:s text:c="2"/>imagenCart.src = "./Icons/solid/cart-plus.svg";</text:p>
      <text:p text:style-name="Standard"><text:s text:c="2"/>catalogoFigureCart.appendChild(imagenCart);</text:p>
      <text:p text:style-name="Standard"/>
      <text:p text:style-name="Standard"><text:s text:c="2"/>catalogoProductInfo.appendChild(catalogoFigureCart);</text:p>
      <text:p text:style-name="Standard"><text:s text:c="2"/>catProCard.appendChild(catalogoProductInfo);</text:p>
      <text:p text:style-name="Standard"><text:s text:c="2"/>catalogoContainer.appendChild(catProCard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5T20:25:39.337711527</meta:creation-date>
    <dc:date>2022-10-15T20:26:09.597300148</dc:date>
    <meta:editing-duration>PT30S</meta:editing-duration>
    <meta:editing-cycles>1</meta:editing-cycles>
    <meta:document-statistic meta:table-count="0" meta:image-count="0" meta:object-count="0" meta:page-count="1" meta:paragraph-count="28" meta:word-count="67" meta:character-count="1418" meta:non-whitespace-character-count="1325"/>
    <meta:generator>LibreOffice/7.3.6.2$Linux_X86_64 LibreOffice_project/30$Build-2</meta:generator>
  </office:meta>
</office:document-meta>
</file>